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7100000073558FBE2B156DCA08.png" manifest:media-type="image/png"/>
  <manifest:file-entry manifest:full-path="Pictures/100002010000012C0000012C6F234D1E30EB3E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Andale Mono1" svg:font-family="'Andale Mono'" style:font-pitch="fixed"/>
    <style:font-face style:name="Courier New2" svg:font-family="'Courier New'" style:font-family-generic="modern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Light" svg:font-family="'DejaVu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 Light1" svg:font-family="'DejaVu Sans Light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43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950e" draw:textarea-horizontal-align="center" draw:auto-grow-height="false" draw:auto-grow-width="false" fo:min-height="3.506cm" fo:min-width="10.365cm" fo:padding-left="0.6cm" fo:padding-right="0.6cm"/>
    </style:style>
    <style:style style:name="pr2" style:family="presentation" style:parent-style-name="Default-outline1">
      <style:graphic-properties draw:fill-color="#ffd320" draw:textarea-horizontal-align="center" draw:textarea-vertical-align="middle" draw:auto-grow-height="false" draw:auto-grow-width="false" draw:fit-to-size="false" style:shrink-to-fit="false" fo:min-height="5.55cm" fo:padding-left="0.6cm" fo:padding-right="0.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950e"/>
      <style:paragraph-properties fo:text-align="star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d320"/>
      <style:paragraph-properties fo:text-align="end"/>
      <style:text-properties fo:color="#314004" fo:font-size="22pt" style:font-size-asian="22pt" style:font-size-complex="22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314004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314004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.</presentation:footer-decl>
      <presentation:date-time-decl presentation:name="dtd1" presentation:source="fixed">2016-02-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1.565cm" svg:height="3.112cm" svg:x="14.019cm" svg:y="5.588cm" presentation:class="title" presentation:user-transformed="true">
          <draw:text-box draw:corner-radius="0.999cm">
            <text:p text:style-name="P1">SmartInsure</text:p>
          </draw:text-box>
        </draw:frame>
        <draw:frame presentation:style-name="pr2" draw:text-style-name="P4" draw:layer="layout" svg:width="14.084cm" svg:height="2.022cm" svg:x="11.5cm" svg:y="8.9cm" presentation:class="outline" presentation:user-transformed="true">
          <draw:text-box draw:corner-radius="1cm">
            <text:p text:style-name="P3"><text:span text:style-name="T1">Smartcontracts and Blockchains applied to Insurance</text:span></text:p>
          </draw:text-box>
        </draw:frame>
        <draw:frame draw:style-name="gr1" draw:text-style-name="P6" draw:layer="layout" svg:width="16.51cm" svg:height="2.393cm" svg:x="8.72cm" svg:y="15.07cm">
          <draw:text-box>
            <text:p text:style-name="P5"><text:span text:style-name="T2"><text:author-name text:fixed="false"> </text:author-name></text:span><text:span text:style-name="T2"><text:line-break/></text:span><text:span text:style-name="T2"/></text:p>
            <text:p text:style-name="P5"><text:span text:style-name="T2"><text:date style:data-style-name="D8" text:date-value="2020-01-31">Freitag, 31. Januar 2020</text:date>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sics I</text:p>
          </draw:text-box>
        </draw:frame>
        <draw:frame presentation:style-name="pr5" draw:text-style-name="P8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sics II</text:p>
          </draw:text-box>
        </draw:frame>
        <draw:frame presentation:style-name="pr5" draw:text-style-name="P8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sics III</text:p>
          </draw:text-box>
        </draw:frame>
        <draw:frame presentation:style-name="pr5" draw:text-style-name="P8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sics IV</text:p>
          </draw:text-box>
        </draw:frame>
        <draw:frame presentation:style-name="pr5" draw:text-style-name="P8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pplication Fields</text:p>
          </draw:text-box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ureTech</text:p>
          </draw:text-box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ve Demo</text:p>
          </draw:text-box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anks</text:p>
          </draw:text-box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Andale Mono1" svg:font-family="'Andale Mono'" style:font-pitch="fixed"/>
    <style:font-face style:name="Courier New2" svg:font-family="'Courier New'" style:font-family-generic="modern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Light" svg:font-family="'DejaVu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 Light1" svg:font-family="'DejaVu Sans Light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950e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tto" style:family="graphic" style:parent-style-name="standard">
      <style:graphic-properties draw:stroke="none" svg:stroke-color="#000000" draw:fill="none" draw:fill-color="#ffffff" draw:auto-grow-height="true" draw:auto-grow-width="false" fo:max-height="0cm" fo:min-height="0.439cm">
        <text:list-style style:name="Mott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579d1c" style:text-outline="false" style:text-line-through-style="none" style:text-line-through-type="none" style:font-name="DejaVu Sans Light1" fo:font-family="'DejaVu Sans Light'" style:font-family-generic="swiss" style:font-pitch="variable" fo:font-size="10pt" fo:letter-spacing="0.106cm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746cm" fo:margin-bottom="0.187cm" fo:text-align="start" style:text-autospace="none"/>
      <style:text-properties style:use-window-font-color="true" style:font-name="Arial1" fo:font-family="Arial" style:font-family-generic="swiss" style:font-pitch="variable" fo:font-size="16pt" fo:language="de" fo:country="DE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style:use-window-font-color="true" style:font-name="Arial1" fo:font-family="Arial" style:font-family-generic="swiss" style:font-pitch="variable" fo:font-size="14pt" fo:language="de" fo:country="DE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Überschrift_20_1_20_Zchn" style:display-name="Überschrift 1 Zchn" style:family="graphic">
      <style:paragraph-properties style:text-autospace="none"/>
      <style:text-properties style:font-name="Arial1" fo:font-family="Arial" style:font-family-generic="swiss" style:font-pitch="variable" fo:font-size="16pt" fo:language="de" fo:country="DE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0" style:family="graphic">
      <style:paragraph-properties style:text-autospace="none"/>
      <style:text-properties style:font-name="Arial1" fo:font-family="Arial" style:font-family-generic="swiss" style:font-pitch="variable" fo:font-size="11pt" fo:language="de" fo:country="CH" style:font-name-asian="Arial1" style:font-family-asian="Arial" style:font-family-generic-asian="swiss" style:font-pitch-asian="variable" style:font-size-asian="11pt"/>
    </style:style>
    <style:style style:name="WW8Num1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2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9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rechblasentext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8pt" fo:language="de" fo:country="DE" style:font-name-asian="Tahoma1" style:font-family-asian="Tahoma" style:font-family-generic-asian="swiss" style:font-pitch-asian="variable" style:font-size-asian="8pt" style:language-asian="ar" style:country-asian="SA"/>
    </style:style>
    <style:style style:name="Dokumentstruktur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10pt" fo:language="de" fo:country="DE" style:font-name-asian="Tahoma1" style:font-family-asian="Tahom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text-align="start" style:text-autospace="none"/>
      <style:text-properties style:use-window-font-color="true" style:font-name="Arial1" fo:font-family="Arial" style:font-family-generic="swiss" style:font-pitch="variable" fo:font-size="11pt" fo:language="de" fo:country="CH" style:font-name-asian="Arial1" style:font-family-asian="Arial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text-align="start" style:text-autospace="none"/>
      <style:text-properties style:use-window-font-color="true" style:font-name="Arial1" fo:font-family="Arial" style:font-family-generic="swiss" style:font-pitch="variable" fo:font-size="11pt" fo:language="de" fo:country="CH" style:font-name-asian="Arial1" style:font-family-asian="Arial" style:font-family-generic-asian="swiss" style:font-pitch-asian="variable" style:font-size-asian="11pt" style:language-asian="ar" style:country-asian="SA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resentation-background" style:family="presentation">
      <style:graphic-properties draw:stroke="none" draw:fill="none"/>
      <style:text-properties style:letter-kerning="true"/>
    </style:style>
    <style:style style:name="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-outline1" style:family="presentation">
      <style:graphic-properties draw:stroke="none" draw:fill="solid" draw:fill-color="#ff950e" draw:textarea-horizontal-align="right" draw:textarea-vertical-align="middle" draw:auto-grow-height="false">
        <text:list-style style:name="presentatio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79d1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outline2" style:family="presentation" style:parent-style-name="presentation-outline1">
      <style:paragraph-properties fo:margin-top="0cm" fo:margin-bottom="0.4cm"/>
      <style:text-properties fo:font-size="28pt" style:font-size-asian="28pt" style:font-size-complex="28pt"/>
    </style:style>
    <style:style style:name="presentation-outline3" style:family="presentation" style:parent-style-name="presentation-outline2">
      <style:paragraph-properties fo:margin-top="0cm" fo:margin-bottom="0.3cm"/>
      <style:text-properties fo:font-size="24pt" style:font-size-asian="24pt" style:font-size-complex="24pt"/>
    </style:style>
    <style:style style:name="presentation-outline4" style:family="presentation" style:parent-style-name="presentation-outline3">
      <style:paragraph-properties fo:margin-top="0cm" fo:margin-bottom="0.2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top="0cm" fo:margin-bottom="0.1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top="0cm" fo:margin-bottom="0.1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top="0cm" fo:margin-bottom="0.1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top="0cm" fo:margin-bottom="0.1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top="0cm" fo:margin-bottom="0.1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004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title" style:family="presentation">
      <style:graphic-properties draw:stroke="none" draw:fill="solid" draw:fill-color="#ffd320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00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draw:stroke-dash="Fine_20_Dotted" svg:stroke-width="0.02cm" svg:stroke-color="#ff9900" draw:marker-start-width="0.278cm" draw:marker-end-width="0.278cm" draw:stroke-linejoin="none" draw:fill="none" draw:fill-color="#ffffff" draw:textarea-horizontal-align="left" draw:textarea-vertical-align="middle" draw:auto-grow-height="false" fo:padding-top="0.122cm" fo:padding-bottom="0.122cm" fo:padding-left="0.242cm" fo:padding-right="0.242cm" fo:wrap-option="no-wrap"/>
    </style:style>
    <style:style style:name="Mgr4" style:family="graphic" style:parent-style-name="Motto">
      <style:graphic-properties fo:min-height="0.831cm" style:protect="position siz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draw:stroke-dash="Fine_20_Dotted" svg:stroke-width="0.02cm" svg:stroke-color="#ff950e" draw:marker-start-width="0.278cm" draw:marker-end-width="0.278cm" draw:stroke-linejoin="none" draw:fill="none" draw:fill-color="#ffffff" draw:textarea-horizontal-align="left" draw:textarea-vertical-align="middle" draw:auto-grow-height="false" fo:padding-top="0.122cm" fo:padding-bottom="0.122cm" fo:padding-left="0.242cm" fo:padding-right="0.242cm" fo:wrap-option="no-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Motto">
      <style:graphic-properties draw:auto-grow-height="false" fo:min-height="0.436cm"/>
    </style:style>
    <style:style style:name="Mgr9" style:family="graphic" style:parent-style-name="standard">
      <style:graphic-properties draw:stroke="none" draw:fill="none" fo:min-height="0.443cm"/>
    </style:style>
    <style:style style:name="Mpr1" style:family="presentation" style:parent-style-name="presentation-backgroundobjects">
      <style:graphic-properties draw:stroke="none" draw:fill="none" draw:fill-color="#ffffff" draw:textarea-vertical-align="bottom" draw:auto-grow-height="false" fo:min-height="1.449cm"/>
    </style:style>
    <style:style style:name="Mpr2" style:family="presentation" style:parent-style-name="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sent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none"/>
      <style:text-properties fo:color="#ff8811" style:font-name="Andale Mono1" fo:font-size="11pt" style:font-size-asian="11pt" style:font-size-complex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14004" fo:font-size="14pt" style:font-size-asian="14pt" style:font-size-complex="14pt"/>
    </style:style>
    <style:style style:name="MT3" style:family="text">
      <style:text-properties fo:color="#ff8811" style:font-name="Andale Mono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sentation" style:page-layout-name="PM1" draw:style-name="Mdp1">
      <draw:frame presentation:style-name="presentation-title" draw:layer="backgroundobjects" svg:width="25.199cm" svg:height="3.506cm" svg:x="2.601cm" svg:y="8.294cm" presentation:class="title" presentation:placeholder="true">
        <draw:text-box draw:corner-radius="0.599cm"/>
      </draw:frame>
      <draw:frame presentation:style-name="presentation-outline1" draw:layer="backgroundobjects" svg:width="20.399cm" svg:height="5.8cm" svg:x="6.6cm" svg:y="3.1cm" presentation:class="outline" presentation:placeholder="true">
        <draw:text-box draw:corner-radius="1cm"/>
      </draw:frame>
      <draw:frame presentation:style-name="Mpr1" draw:text-style-name="MP2" draw:layer="backgroundobjects" svg:width="6.858cm" svg:height="1cm" svg:x="19.812cm" svg:y="18.034cm" presentation:class="date-time">
        <draw:text-box>
          <text:p text:style-name="MP3"><text:span text:style-name="MT2"><presentation:date-time/></text:span><text:span text:style-name="MT2"><text:s/></text:span><text:span text:style-name="MT2"><text:author-name text:fixed="false"> </text:author-name></text:span></text:p>
        </draw:text-box>
      </draw:frame>
      <draw:line draw:style-name="Mgr3" draw:text-style-name="MP5" draw:layer="backgroundobjects" svg:x1="25.019cm" svg:y1="19.123cm" svg:x2="1.651cm" svg:y2="19.123cm">
        <text:p/>
      </draw:line>
      <draw:frame draw:style-name="Mgr4" draw:layer="backgroundobjects" svg:width="12.7cm" svg:height="1.081cm" svg:x="3.298cm" svg:y="19.305cm">
        <draw:text-box>
          <text:p>Infolava GmbH <text:s text:c="2"/>| Information Engineering</text:p>
        </draw:text-box>
      </draw:frame>
      <draw:frame draw:style-name="Mgr5" draw:text-style-name="MP6" draw:layer="backgroundobjects" svg:width="1.269cm" svg:height="1.269cm" svg:x="1.293cm" svg:y="17.93cm">
        <draw:image xlink:href="Pictures/100002010000012C0000012C6F234D1E30EB3E79.png" xlink:type="simple" xlink:show="embed" xlink:actuate="onLoad" loext:mime-type="image/png">
          <text:p/>
        </draw:image>
      </draw:frame>
      <presentation:notes style:page-layout-name="PM0">
        <draw:page-thumbnail presentation:style-name="presentation-title" draw:layer="backgroundobjects" svg:width="14.848cm" svg:height="11.135cm" svg:x="3.075cm" svg:y="2.257cm" presentation:class="page"/>
        <draw:frame presentation:style-name="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line draw:style-name="Mgr6" draw:text-style-name="MP5" draw:layer="backgroundobjects" svg:x1="1.4cm" svg:y1="4.343cm" svg:x2="26.599cm" svg:y2="4.343cm">
        <text:p/>
      </draw:line>
      <draw:g>
        <draw:g>
          <draw:line draw:style-name="Mgr3" draw:text-style-name="MP5" draw:layer="backgroundobjects" svg:x1="-0.172cm" svg:y1="28.188cm" svg:x2="20.486cm" svg:y2="28.188cm">
            <text:p/>
          </draw:line>
          <draw:frame draw:style-name="Mgr7" draw:text-style-name="MP6" draw:layer="backgroundobjects" svg:width="1.8cm" svg:height="1.772cm" svg:x="-2.073cm" svg:y="27.183cm">
            <draw:image xlink:href="Pictures/100002010000007100000073558FBE2B156DCA08.png" xlink:type="simple" xlink:show="embed" xlink:actuate="onLoad" loext:mime-type="image/png">
              <text:p/>
            </draw:image>
          </draw:frame>
        </draw:g>
        <draw:frame draw:style-name="Mgr4" draw:layer="backgroundobjects" svg:width="12.7cm" svg:height="1.081cm" svg:x="0.023cm" svg:y="28.37cm">
          <draw:text-box>
            <text:p>Infolava GmbH <text:s text:c="2"/>| Information Engineering</text:p>
          </draw:text-box>
        </draw:frame>
      </draw:g>
      <draw:line draw:style-name="Mgr6" draw:text-style-name="MP5" draw:layer="backgroundobjects" svg:x1="1.651cm" svg:y1="19.137cm" svg:x2="25.019cm" svg:y2="19.137cm">
        <text:p/>
      </draw:line>
      <draw:frame draw:style-name="Mgr8" draw:layer="backgroundobjects" svg:width="13.452cm" svg:height="1.045cm" svg:x="3.298cm" svg:y="19.305cm">
        <draw:text-box>
          <text:p>Infolava GmbH <text:s text:c="2"/>| Information Engineering</text:p>
        </draw:text-box>
      </draw:frame>
      <draw:frame draw:style-name="Mgr5" draw:text-style-name="MP6" draw:layer="backgroundobjects" svg:width="1.269cm" svg:height="1.269cm" svg:x="1.294cm" svg:y="17.932cm">
        <draw:image xlink:href="Pictures/100002010000012C0000012C6F234D1E30EB3E79.png" xlink:type="simple" xlink:show="embed" xlink:actuate="onLoad" loext:mime-type="image/png">
          <text:p/>
        </draw:image>
      </draw:frame>
      <draw:frame draw:style-name="Mgr9" draw:text-style-name="MP7" draw:layer="backgroundobjects" svg:width="4.058cm" svg:height="0.693cm" svg:x="2.396cm" svg:y="18.486cm">
        <draw:text-box>
          <text:p><text:span text:style-name="MT3">www.infolava.ch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31T12:18:00.693489612</meta:creation-date>
    <meta:editing-duration>PT11M30S</meta:editing-duration>
    <meta:editing-cycles>4</meta:editing-cycles>
    <meta:generator>LibreOffice/6.2.8.2$Linux_X86_64 LibreOffice_project/20$Build-2</meta:generator>
    <dc:title>presentation_DEU_19</dc:title>
    <dc:date>2020-01-31T12:29:28.197466076</dc:date>
    <meta:document-statistic meta:object-count="77"/>
  </office:meta>
</office:document-meta>
</file>